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Consolas1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cc0bb" officeooo:paragraph-rsid="001cc0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22bb7" officeooo:paragraph-rsid="0025121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6f257" officeooo:paragraph-rsid="0026f25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8936f" officeooo:paragraph-rsid="0028936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8936f" officeooo:paragraph-rsid="002e956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c0bb" officeooo:paragraph-rsid="001cc0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c0bb" officeooo:paragraph-rsid="00222bb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5fad" officeooo:paragraph-rsid="001d5fa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e67fc" officeooo:paragraph-rsid="001e67f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f7464" officeooo:paragraph-rsid="001f746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f7464" officeooo:paragraph-rsid="00222bb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7464" officeooo:paragraph-rsid="002253e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f7464" officeooo:paragraph-rsid="003680b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2bb7" officeooo:paragraph-rsid="00222bb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2bb7" officeooo:paragraph-rsid="003680b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6e94" officeooo:paragraph-rsid="002a6e9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8936f" officeooo:paragraph-rsid="0028936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8936f" officeooo:paragraph-rsid="002a6e9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8936f" officeooo:paragraph-rsid="002dbef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8936f" officeooo:paragraph-rsid="002e956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8936f" officeooo:paragraph-rsid="003040a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8936f" officeooo:paragraph-rsid="0032162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8936f" officeooo:paragraph-rsid="00329b2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8936f" officeooo:paragraph-rsid="003680b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8936f" officeooo:paragraph-rsid="0036e3f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8936f" officeooo:paragraph-rsid="0037038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8936f" officeooo:paragraph-rsid="0037406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8936f" officeooo:paragraph-rsid="003762f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8936f" officeooo:paragraph-rsid="0038a53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8936f" officeooo:paragraph-rsid="003e4ee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italic" fo:font-weight="normal" officeooo:rsid="001d5fad" officeooo:paragraph-rsid="001d5fad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fo:font-weight="normal" officeooo:rsid="001e67fc" officeooo:paragraph-rsid="001e67fc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fo:font-weight="bold" officeooo:rsid="0026f257" officeooo:paragraph-rsid="0026f257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3" style:family="text">
      <style:text-properties style:text-underline-style="solid" style:text-underline-width="auto" style:text-underline-color="font-color" officeooo:rsid="001cc0bb" style:text-overline-style="solid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20cfce" style:text-overline-style="solid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officeooo:rsid="00222bb7" style:text-overline-style="solid" style:text-overline-width="auto" style:text-overline-color="font-color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officeooo:rsid="001d5fad" style:text-overline-style="solid" style:text-overline-width="auto" style:text-overline-color="font-color"/>
    </style:style>
    <style:style style:name="T8" style:family="text">
      <style:text-properties officeooo:rsid="0020cfce" style:text-overline-style="solid" style:text-overline-width="auto" style:text-overline-color="font-color"/>
    </style:style>
    <style:style style:name="T9" style:family="text">
      <style:text-properties officeooo:rsid="00222bb7" style:text-overline-style="solid" style:text-overline-width="auto" style:text-overline-color="font-color"/>
    </style:style>
    <style:style style:name="T10" style:family="text">
      <style:text-properties officeooo:rsid="0023a574" style:text-overline-style="solid" style:text-overline-width="auto" style:text-overline-color="font-color"/>
    </style:style>
    <style:style style:name="T11" style:family="text">
      <style:text-properties style:text-underline-style="none"/>
    </style:style>
    <style:style style:name="T12" style:family="text">
      <style:text-properties officeooo:rsid="001f746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f7464" style:font-style-asian="italic" style:font-style-complex="italic"/>
    </style:style>
    <style:style style:name="T15" style:family="text">
      <style:text-properties fo:font-style="italic" officeooo:rsid="00222bb7" style:font-style-asian="italic" style:font-style-complex="italic"/>
    </style:style>
    <style:style style:name="T16" style:family="text">
      <style:text-properties officeooo:rsid="0020cfce"/>
    </style:style>
    <style:style style:name="T17" style:family="text">
      <style:text-properties officeooo:rsid="00222bb7"/>
    </style:style>
    <style:style style:name="T18" style:family="text">
      <style:text-properties officeooo:rsid="0025121b"/>
    </style:style>
    <style:style style:name="T19" style:family="text">
      <style:text-properties officeooo:rsid="0028936f"/>
    </style:style>
    <style:style style:name="T20" style:family="text">
      <style:text-properties officeooo:rsid="002a6e94"/>
    </style:style>
    <style:style style:name="T21" style:family="text">
      <style:text-properties officeooo:rsid="002dbef5"/>
    </style:style>
    <style:style style:name="T22" style:family="text">
      <style:text-properties officeooo:rsid="002e956e"/>
    </style:style>
    <style:style style:name="T23" style:family="text">
      <style:text-properties officeooo:rsid="003040a7"/>
    </style:style>
    <style:style style:name="T24" style:family="text">
      <style:text-properties officeooo:rsid="0032162d"/>
    </style:style>
    <style:style style:name="T25" style:family="text">
      <style:text-properties officeooo:rsid="00329b27"/>
    </style:style>
    <style:style style:name="T26" style:family="text">
      <style:text-properties officeooo:rsid="003680b6"/>
    </style:style>
    <style:style style:name="T27" style:family="text">
      <style:text-properties officeooo:rsid="003762f3"/>
    </style:style>
    <style:style style:name="T28" style:family="text">
      <style:text-properties officeooo:rsid="003dab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S GERADAS A PARTIR DO DIAGRAMA ENTIDADE RELACIONAMENTO</text:p>
      <text:p text:style-name="P1"/>
      <text:p text:style-name="P2">Observaç<text:span text:style-name="T18">ões:</text:span> </text:p>
      <text:p text:style-name="P2"/>
      <text:p text:style-name="P2">- <text:span text:style-name="T18">Sublinhado representa chave primária e sobrelinha representa chave estrangeira.</text:span></text:p>
      <text:p text:style-name="P2"><text:span text:style-name="T18">- A</text:span>s partes em itálico são apenas comentários para explicar alguns detalhes da tabela.</text:p>
      <text:p text:style-name="P1"/>
      <text:p text:style-name="P6">Funcionario<text:span text:style-name="T19">s </text:span>(<text:span text:style-name="T1">ID</text:span>, Nome, CPF, DataNascimento, <text:span text:style-name="T8">Administrador</text:span><text:span text:style-name="T7">ID</text:span>) </text:p>
      <text:p text:style-name="P6"><text:tab/></text:p>
      <text:p text:style-name="P6"><text:tab/><text:span text:style-name="T15">Administrador</text:span><text:span text:style-name="T14">ID é a chave primária do </text:span><text:span text:style-name="T15">outro</text:span><text:span text:style-name="T14"> funcionário (administrador) que o cadastrou.</text:span></text:p>
      <text:p text:style-name="P1"/>
      <text:p text:style-name="P6">Caixa<text:span text:style-name="T19">s</text:span> (<text:span text:style-name="T2">FuncionarioID</text:span>, E<text:span text:style-name="T17">A</text:span>dministrador)</text:p>
      <text:p text:style-name="P6"/>
      <text:p text:style-name="P7"><text:tab/> <text:span text:style-name="T13">E</text:span><text:span text:style-name="T15">A</text:span><text:span text:style-name="T13">dministrador </text:span><text:span text:style-name="T15">é um campo booleano, que diz se um caixa é administrador ou não (um <text:tab/>administrador pode fazer tudo que um caixa faz).</text:span></text:p>
      <text:p text:style-name="P6"/>
      <text:p text:style-name="P6">Entregador<text:span text:style-name="T19">es</text:span> (<text:span text:style-name="T2">FuncionarioID</text:span>, CNH, PlacaVeiculo)</text:p>
      <text:p text:style-name="P6"/>
      <text:p text:style-name="P8">Telefone<text:span text:style-name="T19">s</text:span> (<text:span text:style-name="T1">DDDeNumero</text:span><text:span text:style-name="T11">, </text:span><text:span text:style-name="T6">FuncionarioID</text:span>)</text:p>
      <text:p text:style-name="P8"/>
      <text:p text:style-name="P31"><text:tab/><text:span text:style-name="T17">Telefone era um atributo multivalorado e virou uma tabela.</text:span></text:p>
      <text:p text:style-name="P8"/>
      <text:p text:style-name="P8">Pedido<text:span text:style-name="T19">s</text:span> (<text:span text:style-name="T1">ID</text:span>, VolumeTotal, PesoTotal, ValorTotal, Status, Descricao, <text:span text:style-name="T9">EntregadorID</text:span><text:span text:style-name="T17">, DataHoraEntrega</text:span>)</text:p>
      <text:p text:style-name="P8"/>
      <text:p text:style-name="P8">Produto<text:span text:style-name="T19">s</text:span> (<text:span text:style-name="T1">ID</text:span>, Nome, Preco, Foto, Peso, Volume, Descricao, <text:span text:style-name="T10">CaixaID</text:span>)</text:p>
      <text:p text:style-name="P8"/>
      <text:p text:style-name="P31"><text:tab/><text:span text:style-name="T23">Foto guardará o caminho da foto no sistema de arquivos.</text:span></text:p>
      <text:p text:style-name="P8"/>
      <text:p text:style-name="P9">Endereco<text:span text:style-name="T19">sEntrega</text:span> (<text:span text:style-name="T2">P</text:span><text:span text:style-name="T5">edido</text:span><text:span text:style-name="T2">ID</text:span><text:span text:style-name="T1">,</text:span> Latitude, <text:span text:style-name="T17">L</text:span>ongitude, Descricao)</text:p>
      <text:p text:style-name="P9"/>
      <text:p text:style-name="P9"><text:tab/><text:span text:style-name="T15">Endereço é entidade fraca.</text:span></text:p>
      <text:p text:style-name="P32"/>
      <text:p text:style-name="P10">Caixa<text:span text:style-name="T19">s</text:span>Gerencia<text:span text:style-name="T19">m</text:span>Pedido<text:span text:style-name="T19">s</text:span> (<text:span text:style-name="T3">Caixa</text:span><text:span text:style-name="T2">ID</text:span>,<text:span text:style-name="T16"> </text:span><text:span text:style-name="T4">PedidoID</text:span><text:span text:style-name="T16">, DataHor</text:span>a<text:span text:style-name="T17">Abertura</text:span>)</text:p>
      <text:p text:style-name="P10"><text:tab/></text:p>
      <text:p text:style-name="P10"><text:tab/><text:span text:style-name="T15">Tabela gerada do relacionamento n para n.</text:span></text:p>
      <text:p text:style-name="P10"/>
      <text:p text:style-name="P11">Caixa<text:span text:style-name="T19">s</text:span>Gerencia<text:span text:style-name="T19">mProdutos</text:span> (<text:span text:style-name="T3">Caixa</text:span><text:span text:style-name="T2">ID</text:span>,<text:span text:style-name="T16"> </text:span><text:span text:style-name="T4">P</text:span><text:span text:style-name="T5">roduto</text:span><text:span text:style-name="T4">ID</text:span>)</text:p>
      <text:p text:style-name="P11"><text:tab/></text:p>
      <text:p text:style-name="P11"><text:tab/><text:span text:style-name="T15">Tabela gerada do relacionamento n para n.</text:span></text:p>
      <text:p text:style-name="P9"/>
      <text:p text:style-name="P14">Pedido<text:span text:style-name="T19">s</text:span>ContemProduto<text:span text:style-name="T19">s</text:span> (<text:span text:style-name="T2">PedidoID</text:span>, <text:span text:style-name="T2">ProdutoID</text:span>, Quantidade)</text:p>
      <text:p text:style-name="P14"/>
      <text:p text:style-name="P12"><text:span text:style-name="T15"><text:tab/>Tabela gerada do relacionamento n para n.</text:span></text:p>
      <text:p text:style-name="P9"/>
      <text:p text:style-name="P33">CÓDIGO SQL PARA ADICIONAR AS TABELAS ACIMA EM UM BANCO DE DADOS</text:p>
      <text:p text:style-name="P3"/>
      <text:p text:style-name="P3"/>
      <text:p text:style-name="P17">CREATE TABLE IF NOT EXISTS Funcionarios (</text:p>
      <text:p text:style-name="P17"><text:tab/>ID <text:s/>INTEGER AUTO_INCREMENT,</text:p>
      <text:p text:style-name="P17"><text:tab/>Nome VARCHAR(255) NOT NULL,</text:p>
      <text:p text:style-name="P17"><text:tab/>CPF VARCHAR(11) NOT NULL UNIQUE,</text:p>
      <text:p text:style-name="P17"><text:tab/>DataNascimento DATETIME NOT NULL,</text:p>
      <text:p text:style-name="P18"><text:span text:style-name="T20"><text:tab/>AdministradorID INTEGER NOT NULL,</text:span></text:p>
      <text:p text:style-name="P18"><text:tab/><text:span text:style-name="T21">PRIMARY KEY (ID),</text:span></text:p>
      <text:p text:style-name="P17"><text:tab/><text:span text:style-name="T20">FOREIGN KEY (AdministradorID ) REFERENCES Funcionarios(FuncionarioID)</text:span></text:p>
      <text:p text:style-name="P17">);</text:p>
      <text:p text:style-name="P17"/>
      <text:p text:style-name="P19">CREATE TABLE IF NOT EXISTS <text:span text:style-name="T21">Caixas</text:span> (</text:p>
      <text:p text:style-name="P19"><text:tab/><text:span text:style-name="T21">FuncionarioID INTEGER NOT NULL,</text:span></text:p>
      <text:p text:style-name="P19"><text:span text:style-name="T20"><text:tab/>EAdministrador BOOL DEFAULT false,</text:span></text:p>
      <text:p text:style-name="P19"><text:tab/><text:span text:style-name="T21">PRIMARY KEY (FuncionarioID),</text:span></text:p>
      <text:p text:style-name="P19"><text:tab/><text:span text:style-name="T20">FOREIGN KEY (FuncionarioID ) REFERENCES Funcionarios (FuncionarioID),</text:span></text:p>
      <text:p text:style-name="P19">);</text:p>
      <text:p text:style-name="P19"/>
      <text:p text:style-name="P19">CREATE TABLE IF NOT EXISTS <text:span text:style-name="T21">Entregadores</text:span> (</text:p>
      <text:p text:style-name="P19"><text:tab/><text:span text:style-name="T21">FuncionarioID INTEGER NOT NULL,</text:span></text:p>
      <text:p text:style-name="P19"><text:span text:style-name="T20"><text:tab/>CNH VARCHAR(20) NOT NULL,</text:span></text:p>
      <text:p text:style-name="P19"><text:tab/><text:span text:style-name="T21">Placa VARCHAR(7) NOT NULL,</text:span></text:p>
      <text:p text:style-name="P19"><text:tab/><text:span text:style-name="T21">PRIMARY KEY (FuncionarioID),</text:span></text:p>
      <text:p text:style-name="P19"><text:tab/><text:span text:style-name="T20">FOREIGN KEY (FuncionarioID ) REFERENCES Funcionarios (FuncionarioID),</text:span></text:p>
      <text:p text:style-name="P19">);</text:p>
      <text:p text:style-name="P19"/>
      <text:p text:style-name="P20">CREATE TABLE IF NOT EXISTS <text:span text:style-name="T22">Telefones</text:span> (</text:p>
      <text:p text:style-name="P20"><text:tab/><text:span text:style-name="T22">DDDeNumero VARCHAR(11) NOT NULL,</text:span></text:p>
      <text:p text:style-name="P20"><text:span text:style-name="T20"><text:tab/>FuncionarioID INTEGER NOT NULL,</text:span></text:p>
      <text:p text:style-name="P20"><text:tab/><text:span text:style-name="T21">PRIMARY KEY (DDDeNumero),</text:span></text:p>
      <text:p text:style-name="P20"><text:tab/><text:span text:style-name="T20">FOREIGN KEY (FuncionarioID ) REFERENCES Funcionarios (FuncionarioID),</text:span></text:p>
      <text:p text:style-name="P20">);</text:p>
      <text:p text:style-name="P19"/>
      <text:p text:style-name="P20">CREATE TABLE IF NOT EXISTS <text:span text:style-name="T22">Pedidos</text:span> (</text:p>
      <text:p text:style-name="P20"><text:tab/>ID <text:s/>INTEGER AUTO_INCREMENT,</text:p>
      <text:p text:style-name="P20"><text:span text:style-name="T20"><text:tab/>VolumeTotal FLOAT,</text:span></text:p>
      <text:p text:style-name="P20"><text:tab/><text:span text:style-name="T22">PesoTotal FLOAT,</text:span></text:p>
      <text:p text:style-name="P20"><text:tab/><text:span text:style-name="T22">ValorTotal FLOAT,</text:span></text:p>
      <text:p text:style-name="P20"><text:tab/><text:span text:style-name="T22">Status VARCHAR(20),</text:span></text:p>
      <text:p text:style-name="P20"><text:tab/><text:span text:style-name="T22">Descricao VARCHAR(800),</text:span></text:p>
      <text:p text:style-name="P20"><text:tab/><text:span text:style-name="T23">EntregadorID INTEGER NOT NULL,</text:span></text:p>
      <text:p text:style-name="P20"><text:tab/><text:span text:style-name="T23">DataHoraEntrega DATETIME, </text:span></text:p>
      <text:p text:style-name="P20"><text:tab/><text:span text:style-name="T21">PRIMARY KEY (ID),</text:span></text:p>
      <text:p text:style-name="P21"><text:tab/><text:span text:style-name="T20">FOREIGN KEY ( EntregadorID ) REFERENCES Entregadores (FuncionarioID),</text:span></text:p>
      <text:p text:style-name="P20">);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CREATE TABLE IF NOT EXISTS <text:span text:style-name="T23">Produtos</text:span> (</text:p>
      <text:p text:style-name="P21"><text:tab/>ID <text:s/>INTEGER AUTO_INCREMENT,</text:p>
      <text:p text:style-name="P21"><text:span text:style-name="T20"><text:tab/>Nome VARCHAR(80) NOT NULL,</text:span></text:p>
      <text:p text:style-name="P21"><text:tab/><text:span text:style-name="T23">Preco FLOAT NOT NULL,</text:span></text:p>
      <text:p text:style-name="P21"><text:tab/><text:span text:style-name="T23">Foto VARCHAR(200),</text:span></text:p>
      <text:p text:style-name="P21"><text:tab/><text:span text:style-name="T24">Peso FLOAT,</text:span></text:p>
      <text:p text:style-name="P21"><text:tab/><text:span text:style-name="T24">Volume FLOAT,</text:span></text:p>
      <text:p text:style-name="P21"><text:tab/><text:span text:style-name="T22">Descricao VARCHAR(800),</text:span></text:p>
      <text:p text:style-name="P21"><text:tab/><text:span text:style-name="T24">CaixaID INTEGER NOT NULL,</text:span></text:p>
      <text:p text:style-name="P21"><text:tab/><text:span text:style-name="T21">PRIMARY KEY (ID),</text:span></text:p>
      <text:p text:style-name="P22"><text:tab/><text:span text:style-name="T20">FOREIGN KEY ( CaixaID ) REFERENCES Caixas (FuncionarioID),</text:span></text:p>
      <text:p text:style-name="P21">);</text:p>
      <text:p text:style-name="P21"/>
      <text:p text:style-name="P23">CREATE TABLE IF NOT EXISTS <text:span text:style-name="T25">EnderecosEntrega</text:span> (</text:p>
      <text:p text:style-name="P23"><text:tab/><text:span text:style-name="T25">Pedido</text:span>ID <text:s/>INTEGER <text:span text:style-name="T25">NOT NULL</text:span>,</text:p>
      <text:p text:style-name="P23"><text:span text:style-name="T20"><text:tab/>Latitude FLOAT NOT NULL,</text:span></text:p>
      <text:p text:style-name="P23"><text:tab/><text:span text:style-name="T25">Longitude FLOAT NOT NULL,</text:span></text:p>
      <text:p text:style-name="P23"><text:tab/><text:span text:style-name="T22">Descricao VARCHAR(800),</text:span></text:p>
      <text:p text:style-name="P23"><text:tab/><text:span text:style-name="T21">PRIMARY KEY (Pedido</text:span>ID<text:span text:style-name="T21">),</text:span></text:p>
      <text:p text:style-name="P23"><text:tab/><text:span text:style-name="T20">FOREIGN KEY ( Pedido</text:span>ID<text:span text:style-name="T20"> ) REFERENCES Pedidos (</text:span>ID<text:span text:style-name="T20">),</text:span></text:p>
      <text:p text:style-name="P23">);</text:p>
      <text:p text:style-name="P23"/>
      <text:p text:style-name="P25">CREATE TABLE IF NOT EXISTS <text:span text:style-name="T12">Caixa</text:span>s<text:span text:style-name="T12">Gerencia</text:span>m<text:span text:style-name="T12">Pedido</text:span>s (</text:p>
      <text:p text:style-name="P24"><text:tab/><text:span text:style-name="T26">CaixaID</text:span> <text:s/>INTEGER <text:span text:style-name="T25">NOT NULL</text:span>,</text:p>
      <text:p text:style-name="P24"><text:span text:style-name="T20"><text:tab/>PedidoID </text:span>INTEGER <text:span text:style-name="T25">NOT NULL,</text:span></text:p>
      <text:p text:style-name="P25"><text:tab/><text:span text:style-name="T16">DataHoraAbertura DATETIME NOT NULL,</text:span></text:p>
      <text:p text:style-name="P25"><text:span text:style-name="T21"><text:tab/>PRIMARY KEY (CaixaID),</text:span></text:p>
      <text:p text:style-name="P24"><text:tab/><text:span text:style-name="T21">PRIMARY KEY (Pedido</text:span>ID<text:span text:style-name="T21">),</text:span></text:p>
      <text:p text:style-name="P25"><text:tab/><text:span text:style-name="T20">FOREIGN KEY ( Pedido</text:span>ID<text:span text:style-name="T20"> ) REFERENCES Pedidos (</text:span>ID<text:span text:style-name="T20">),</text:span></text:p>
      <text:p text:style-name="P26"><text:tab/><text:span text:style-name="T20">FOREIGN KEY ( CaixaID ) REFERENCES Caixas <text:s/>(FuncionarioID),</text:span></text:p>
      <text:p text:style-name="P24">);</text:p>
      <text:p text:style-name="P24"/>
      <text:p text:style-name="P24"/>
      <text:p text:style-name="P26">CREATE TABLE IF NOT EXISTS <text:span text:style-name="T12">Caixa</text:span>s<text:span text:style-name="T12">Gerencia</text:span>mProdutos (</text:p>
      <text:p text:style-name="P26"><text:tab/><text:span text:style-name="T26">CaixaID</text:span> <text:s/>INTEGER <text:span text:style-name="T25">NOT NULL</text:span>,</text:p>
      <text:p text:style-name="P26"><text:span text:style-name="T20"><text:tab/>ProdutoID </text:span>INTEGER <text:span text:style-name="T25">NOT NULL,</text:span></text:p>
      <text:p text:style-name="P26"><text:span text:style-name="T21"><text:tab/>PRIMARY KEY (CaixaID),</text:span></text:p>
      <text:p text:style-name="P28"><text:tab/><text:span text:style-name="T21">PRIMARY KEY (ProdutoID),</text:span></text:p>
      <text:p text:style-name="P28"><text:tab/><text:span text:style-name="T20">FOREIGN KEY ( ProdutoID ) REFERENCES Produtos (</text:span>ID<text:span text:style-name="T20">),</text:span></text:p>
      <text:p text:style-name="P27"><text:tab/><text:span text:style-name="T20">FOREIGN KEY ( CaixaID ) REFERENCES Caixas <text:s/>(FuncionarioID),</text:span></text:p>
      <text:p text:style-name="P26">);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><text:soft-page-break/>CREATE TABLE IF NOT EXISTS <text:span text:style-name="T17">Pedido</text:span>s<text:span text:style-name="T17">ContemProduto</text:span>s (</text:p>
      <text:p text:style-name="P28"><text:tab/><text:span text:style-name="T28">ProdutoID</text:span> <text:s/>INTEGER <text:span text:style-name="T25">NOT NULL</text:span>,</text:p>
      <text:p text:style-name="P28"><text:span text:style-name="T20"><text:tab/>PedidoID </text:span>INTEGER <text:span text:style-name="T25">NOT NULL,</text:span></text:p>
      <text:p text:style-name="P28"><text:tab/><text:span text:style-name="T27">Quantidade INTEGER NOT NULL,</text:span></text:p>
      <text:p text:style-name="P30"><text:span text:style-name="T21"><text:tab/>PRIMARY KEY (ProdutoID),</text:span></text:p>
      <text:p text:style-name="P28"><text:tab/><text:span text:style-name="T21">PRIMARY KEY (Pedido</text:span>ID<text:span text:style-name="T21">),</text:span></text:p>
      <text:p text:style-name="P28"><text:tab/><text:span text:style-name="T20">FOREIGN KEY ( Pedido</text:span>ID<text:span text:style-name="T20"> ) REFERENCES Pedidos (</text:span>ID<text:span text:style-name="T20">),</text:span></text:p>
      <text:p text:style-name="P30"><text:tab/><text:span text:style-name="T20">FOREIGN KEY ( ProdutoID ) REFERENCES Produtos (ID),</text:span></text:p>
      <text:p text:style-name="P28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Consolas1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06:21.461375364</meta:creation-date>
    <dc:date>2016-10-15T12:16:25.442196450</dc:date>
    <meta:editing-duration>PT49M31S</meta:editing-duration>
    <meta:editing-cycles>29</meta:editing-cycles>
    <meta:generator>LibreOffice/5.1.4.2$Linux_X86_64 LibreOffice_project/10m0$Build-2</meta:generator>
    <meta:document-statistic meta:table-count="0" meta:image-count="0" meta:object-count="0" meta:page-count="4" meta:paragraph-count="112" meta:word-count="528" meta:character-count="3961" meta:non-whitespace-character-count="3451"/>
  </office:meta>
</office:document-meta>
</file>